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Preformatted_20_Text">
      <style:text-properties style:font-name="Calibri"/>
    </style:style>
    <style:style style:name="P2" style:family="paragraph" style:parent-style-name="Preformatted_20_Text">
      <style:text-properties style:font-name="Calibri" officeooo:rsid="000da18b" officeooo:paragraph-rsid="000da18b"/>
    </style:style>
    <style:style style:name="P3" style:family="paragraph" style:parent-style-name="Preformatted_20_Text">
      <style:text-properties style:font-name="Calibri" fo:font-size="12pt" officeooo:rsid="000da18b" officeooo:paragraph-rsid="000da18b" style:font-size-asian="12pt" style:font-size-complex="12pt"/>
    </style:style>
    <style:style style:name="P4" style:family="paragraph" style:parent-style-name="Preformatted_20_Text">
      <style:text-properties style:font-name="Calibri" fo:font-size="12pt" officeooo:rsid="000da18b" officeooo:paragraph-rsid="00191a7f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Calibri" fo:font-size="14pt" fo:font-weight="bold" officeooo:rsid="0015a41e" officeooo:paragraph-rsid="0015a41e" style:font-size-asian="14pt" style:font-weight-asian="bold" style:font-size-complex="14pt" style:font-weight-complex="bold"/>
    </style:style>
    <style:style style:name="P6" style:family="paragraph" style:parent-style-name="Preformatted_20_Text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0da18b" style:font-size-asian="12pt" style:font-size-complex="12pt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paragraph-rsid="000da18b" style:font-size-asian="12pt" style:font-size-complex="12pt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paragraph-rsid="00191a7f" style:font-size-asian="12pt" style:font-size-complex="12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91a7f" officeooo:paragraph-rsid="00191a7f" style:font-size-asian="12pt" style:font-size-complex="12pt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91a7f" officeooo:paragraph-rsid="001a0b78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191a7f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a0b78" officeooo:paragraph-rsid="001a0b78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a74b6" officeooo:paragraph-rsid="001a74b6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a74b6" officeooo:paragraph-rsid="001a80ba" style:font-size-asian="12pt" style:font-size-complex="12pt"/>
    </style:style>
    <style:style style:name="P15" style:family="paragraph" style:parent-style-name="Preformatted_20_Text" style:master-page-name="">
      <loext:graphic-properties draw:fill="none"/>
      <style:paragraph-properties fo:margin-left="0.1866in" fo:margin-right="0in" fo:margin-top="0in" fo:margin-bottom="0in" loext:contextual-spacing="false" fo:text-indent="0in" style:auto-text-indent="false" style:page-number="auto" fo:background-color="transparent"/>
      <style:text-properties style:font-name="Calibri" fo:font-size="12pt" officeooo:rsid="001406e3" officeooo:paragraph-rsid="000da18b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191a7f" officeooo:paragraph-rsid="00191a7f" style:font-size-asian="12pt" style:font-size-complex="12pt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style:font-name="Calibri" fo:font-size="12pt" officeooo:rsid="000da18b" officeooo:paragraph-rsid="00191a7f" style:font-size-asian="12pt" style:font-size-complex="12pt"/>
    </style:style>
    <style:style style:name="P18" style:family="paragraph" style:parent-style-name="Preformatted_20_Text">
      <style:text-properties style:font-name="Calibri" fo:font-size="12pt" officeooo:rsid="000da18b" officeooo:paragraph-rsid="00191a7f" style:font-size-asian="12pt" style:font-size-complex="12pt"/>
    </style:style>
    <style:style style:name="T1" style:family="text">
      <style:text-properties officeooo:rsid="0015a41e"/>
    </style:style>
    <style:style style:name="T2" style:family="text">
      <style:text-properties officeooo:rsid="00191a7f"/>
    </style:style>
    <style:style style:name="T3" style:family="text">
      <style:text-properties officeooo:rsid="001a0b78"/>
    </style:style>
    <style:style style:name="T4" style:family="text">
      <style:text-properties officeooo:rsid="001a74b6"/>
    </style:style>
    <style:style style:name="T5" style:family="text">
      <style:text-properties officeooo:rsid="001a80ba"/>
    </style:style>
    <style:style style:name="T6" style:family="text">
      <style:text-properties officeooo:rsid="001bf8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Submitting patches</text:p>
      <text:p text:style-name="P2"/>
      <text:p text:style-name="P3"/>
      <text:p text:style-name="P4">1. <text:span text:style-name="T2">Separate your changes.</text:span></text:p>
      <text:p text:style-name="P4"><text:span text:style-name="T1"><text:s text:c="4"/>Each patch should contain only one fix or only one new feature</text:span>.</text:p>
      <text:p text:style-name="P4"><text:s text:c="4"/><text:span text:style-name="T6">Each patch should be send separately or put in separate folders.</text:span></text:p>
      <text:p text:style-name="P15"/>
      <text:p text:style-name="P9">2. Describe your changes when checking-in commits.</text:p>
      <text:p text:style-name="P11"><text:s text:c="4"/>Create meaningful description of changes.</text:p>
      <text:p text:style-name="P8"><text:s text:c="4"/>Describe your changes in imperative mood, e.g. “make xyzzy do frotz” instead of </text:p>
      <text:p text:style-name="P8"><text:s text:c="4"/>“[This patch] makes xyzzy do <text:s/>frotz” or “[I] changed xyzzy to do frotz”, as if you are giving orders to the</text:p>
      <text:p text:style-name="P8"><text:s text:c="5"/>codebase to change its behaviour. </text:p>
      <text:p text:style-name="P11"/>
      <text:p text:style-name="P9">3. Confirm that all dependencies are commited.</text:p>
      <text:p text:style-name="P11"><text:s text:c="5"/>Each patch should be created after all dependent repositories and sub-repositories are submitted</text:p>
      <text:p text:style-name="P7"><text:s text:c="5"/><text:span text:style-name="T2">and project compilation produce file with GIT hash number. </text:span></text:p>
      <text:p text:style-name="P6"/>
      <text:p text:style-name="P8"/>
      <text:p text:style-name="P9">4. If dependent repository was change, create patch for dependent repository too according to guidelines</text:p>
      <text:p text:style-name="P9"><text:s text:c="4"/>in this document.</text:p>
      <text:p text:style-name="P9"><text:s text:c="4"/>Usually, you can check if dependent repository was change by looking into change of .config file:</text:p>
      <text:p text:style-name="P9"><text:s text:c="4"/>If you see that SHA1 hash number of some repository changed, then it’s a sign that patch for this repository</text:p>
      <text:p text:style-name="P9"><text:s text:c="4"/>should be created too.</text:p>
      <text:p text:style-name="P9"/>
      <text:p text:style-name="P9">5. <text:span text:style-name="T3">Create patch by running following command:</text:span></text:p>
      <text:p text:style-name="P10"><text:s text:c="4"/>git format-patch <text:span text:style-name="T4">original_commit</text:span>^..<text:span text:style-name="T3">your_last_commit</text:span> -<text:span text:style-name="T4">k </text:span>--stdout &gt; foo.patch</text:p>
      <text:p text:style-name="P12">for example:</text:p>
      <text:p text:style-name="P10"><text:s text:c="4"/>git format-patch a001a6b392eddba2b43f37f8b35461f50178e397^..e8194f5af11622a487da0c5005be2ff3d82a4742 -<text:span text:style-name="T4">k </text:span>--stdout &gt; foo.patch</text:p>
      <text:p text:style-name="P10"/>
      <text:p text:style-name="P10"/>
      <text:p text:style-name="P10"/>
      <text:p text:style-name="P13">6. When sending a patch, add hash number of original commit. It <text:span text:style-name="T5">will help the reviewer to roll back (if needed)</text:span></text:p>
      <text:p text:style-name="P13"><text:s text:c="5"/><text:span text:style-name="T5">and apply patch to original commit.</text:span></text:p>
      <text:p text:style-name="P13"><text:s text:c="5"/><text:span text:style-name="T5">For example, if sending patch from previous example add to email or readme file following line:</text:span></text:p>
      <text:p text:style-name="P14"><text:s text:c="5"/><text:span text:style-name="T5">original commit: <text:s/>a001a6b392eddba2b43f37f8b35461f50178e397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583in" fo:margin-bottom="0.7835in" fo:margin-left="0.4335in" fo:margin-right="0.3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9T10:11:28.023000000</dc:date>
    <meta:editing-duration>PT4H43M35S</meta:editing-duration>
    <meta:editing-cycles>11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5" meta:word-count="238" meta:character-count="1660" meta:non-whitespace-character-count="1370"/>
  </office:meta>
</office:document-meta>
</file>